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 stretchy="false">[</mo>
                  <mrow>
                    <mover accent="true">
                      <msub>
                        <mo stretchy="false">α</mo>
                        <mi>i</mi>
                      </msub>
                      <mo stretchy="false">̂</mo>
                    </mover>
                    <mi>,</mi>
                    <mover accent="true">
                      <msub>
                        <mo stretchy="false">α</mo>
                        <mi>j</mi>
                      </msub>
                      <mo stretchy="false">̂</mo>
                    </mover>
                  </mrow>
                  <mo stretchy="false">]</mo>
                </mrow>
                <mrow>
                  <mo stretchy="false">+</mo>
                  <mi/>
                </mrow>
              </msub>
              <mo stretchy="false">=</mo>
              <mn>2</mn>
            </mrow>
            <msub>
              <mo stretchy="false">δ</mo>
              <mi mathvariant="italic">ij</mi>
            </msub>
            <mstyle mathvariant="bold">
              <mrow>
                <mn>1</mn>
              </mrow>
            </mstyle>
          </mrow>
        </mtd>
      </mtr>
      <mtr>
        <mtd>
          <mrow>
            <mrow>
              <msub>
                <mrow>
                  <mo stretchy="false">[</mo>
                  <mrow>
                    <mover accent="true">
                      <msub>
                        <mo stretchy="false">α</mo>
                        <mi>i</mi>
                      </msub>
                      <mo stretchy="false">̂</mo>
                    </mover>
                    <mi>,</mi>
                    <mover accent="true">
                      <msub>
                        <mo stretchy="false">β</mo>
                        <mi/>
                      </msub>
                      <mo stretchy="false">̂</mo>
                    </mover>
                  </mrow>
                  <mo stretchy="false">]</mo>
                </mrow>
                <mrow>
                  <mo stretchy="false">+</mo>
                  <mi/>
                </mrow>
              </msub>
              <mo stretchy="false">=</mo>
              <mn>0</mn>
            </mrow>
            <mi/>
            <mtext> ; </mtext>
            <mi/>
            <mrow>
              <msup>
                <mrow>
                  <mover accent="true">
                    <msub>
                      <mo stretchy="false">β</mo>
                      <mi/>
                    </msub>
                    <mo stretchy="false">̂</mo>
                  </mover>
                </mrow>
                <mn>2</mn>
              </msup>
              <mo stretchy="false">=</mo>
              <mstyle mathvariant="bold">
                <mrow>
                  <mn>1</mn>
                </mrow>
              </mstyle>
            </mrow>
          </mrow>
        </mtd>
      </mtr>
    </mtable>
    <annotation encoding="StarMath 5.0">[ hat %ialpha _i , hat %ialpha _j ] _+` = 2 %idelta _ij bold 1 newline
[ hat %ialpha _i , hat %ibeta _` ] _+` = 0 `" ; "~ {hat %ibeta _`} ^2 = bold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2:52:17.111000000</meta:creation-date>
    <meta:generator>LibreOffice/4.1.4.2$Windows_x86 LibreOffice_project/0a0440ccc0227ad9829de5f46be37cfb6edcf72</meta:generator>
  </office:meta>
</office:document-meta>
</file>